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45.77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25.42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2.72mm"/>
    </style:style>
    <style:style style:name="co9" style:family="table-column">
      <style:table-column-properties fo:break-before="auto" style:column-width="23.2mm"/>
    </style:style>
    <style:style style:name="co10" style:family="table-column">
      <style:table-column-properties fo:break-before="auto" style:column-width="17.89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>
      <style:table-cell-properties fo:background-color="#33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">
      <style:table-cell-properties fo:background-color="#ff3333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 style:data-style-name="N11">
      <style:table-cell-properties fo:background-color="#ffff66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1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PYTHON</text:p>
          </table:table-cell>
          <table:covered-table-cell table:number-columns-repeated="9" table:style-name="ce2"/>
          <table:table-cell table:style-name="ce4" table:number-columns-spanned="1" table:number-rows-spanned="23"/>
          <table:table-cell table:number-columns-repeated="1013"/>
        </table:table-row>
        <table:table-row table:style-name="ro1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7" office:value-type="string" calcext:value-type="string">
            <text:p>Bon +</text:p>
          </table:table-cell>
          <table:table-cell table:style-name="ce7" office:value-type="string" calcext:value-type="string">
            <text:p>Perfect</text:p>
          </table:table-cell>
          <table:table-cell table:style-name="ce10" table:number-columns-repeated="2"/>
          <table:table-cell table:style-name="ce16"/>
          <table:table-cell table:style-name="ce10" table:number-columns-repeated="3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1] Boudin-Torres-2006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Perfect no spaces</text:p>
          </table:table-cell>
          <table:table-cell table:style-name="ce10" table:number-columns-repeated="2"/>
          <table:table-cell table:style-name="ce16"/>
          <table:table-cell table:style-name="ce10" table:number-columns-repeated="2"/>
          <table:table-cell table:style-name="ce16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2] Das_Martins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11" office:value-type="string" calcext:value-type="string">
            <text:p>Half</text:p>
          </table:table-cell>
          <table:table-cell table:style-name="ce7" office:value-type="string" calcext:value-type="string">
            <text:p>Perfect</text:p>
          </table:table-cell>
          <table:table-cell table:style-name="ce10" table:number-columns-repeated="2"/>
          <table:table-cell table:style-name="ce16"/>
          <table:table-cell table:style-name="ce10"/>
          <table:table-cell table:style-name="ce16" table:number-columns-repeated="2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3] Doyle_2005_Automatic_Categorization_of_Author_Gender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11" office:value-type="string" calcext:value-type="string">
            <text:p>Half</text:p>
          </table:table-cell>
          <table:table-cell table:style-name="ce7" office:value-type="string" calcext:value-type="string">
            <text:p>Perfect</text:p>
          </table:table-cell>
          <table:table-cell table:style-name="ce10" table:number-columns-repeated="2"/>
          <table:table-cell table:style-name="ce16"/>
          <table:table-cell table:style-name="ce10"/>
          <table:table-cell table:style-name="ce16"/>
          <table:table-cell table:style-name="ce10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4] Furui_2004_Speech-to-text_and_speech-to-speech_summarization_of_spontaneous_speech.pdf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2" table:style-name="ce7" office:value-type="string" calcext:value-type="string">
            <text:p>Perfect</text:p>
          </table:table-cell>
          <table:table-cell table:style-name="ce10" table:number-columns-repeated="2"/>
          <table:table-cell table:style-name="ce16"/>
          <table:table-cell table:style-name="ce10" table:number-columns-repeated="3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5] Gonzalez_2018_Automated_Sentence_Boundary_Detection_in_Modern_StandardArabic_Transcripts_using_Deep_Neural_Networks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Lot of repeat</text:p>
          </table:table-cell>
          <table:table-cell table:style-name="ce10" table:number-columns-repeated="2"/>
          <table:table-cell table:style-name="ce16"/>
          <table:table-cell table:style-name="ce10" table:number-columns-repeated="2"/>
          <table:table-cell table:style-name="ce16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6] Gonzalez_2018_Wisebe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7" office:value-type="string" calcext:value-type="string">
            <text:p>Bon +</text:p>
          </table:table-cell>
          <table:table-cell table:style-name="ce7" office:value-type="string" calcext:value-type="string">
            <text:p>Reverse</text:p>
          </table:table-cell>
          <table:table-cell table:style-name="ce10" table:number-columns-repeated="2"/>
          <table:table-cell table:style-name="ce16"/>
          <table:table-cell table:style-name="ce10" table:number-columns-repeated="2"/>
          <table:table-cell table:style-name="ce16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7] Iria_Juan-Manuel_Gerardo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Perfect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 table:style-name="ce16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8] Levner_2007_Fuzzifying_clustering_algorithms_The_case_study_of_MajorClust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Reverse</text:p>
          </table:table-cell>
          <table:table-cell table:style-name="ce10" table:number-columns-repeated="2"/>
          <table:table-cell table:style-name="ce16"/>
          <table:table-cell table:style-name="ce10" table:number-columns-repeated="2"/>
          <table:table-cell table:style-name="ce16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9] Lin_2004_Rouge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Perfect</text:p>
          </table:table-cell>
          <table:table-cell table:style-name="ce10"/>
          <table:table-cell table:style-name="ce16" table:number-columns-repeated="2"/>
          <table:table-cell table:style-name="ce10" table:number-columns-repeated="3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10] Metsis_2006_Spam_filtering_with_naive_bayes-which_naive_bayes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12" office:value-type="string" calcext:value-type="string">
            <text:p>Third</text:p>
          </table:table-cell>
          <table:table-cell table:style-name="ce7" office:value-type="string" calcext:value-type="string">
            <text:p>Perfect</text:p>
          </table:table-cell>
          <table:table-cell table:number-columns-repeated="6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11] Mikolov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Bon +</text:p>
          </table:table-cell>
          <table:table-cell table:number-columns-repeated="6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12] Mikolov_2013_Distributed_representations_of_words_and_phrases_and_their_compositionality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Reverse</text:p>
          </table:table-cell>
          <table:table-cell table:number-columns-repeated="6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13] Nasr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Perfect no spaces</text:p>
          </table:table-cell>
          <table:table-cell table:number-columns-repeated="6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14] Torres-Moreno_2012_Artex_is_another_text_summarizer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Bon +</text:p>
          </table:table-cell>
          <table:table-cell table:number-columns-repeated="6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15] Torres-moreno1998.pdf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2" table:style-name="ce8" office:value-type="string" calcext:value-type="string">
            <text:p>Fail</text:p>
          </table:table-cell>
          <table:table-cell table:number-columns-repeated="6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16] Torres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7" office:value-type="string" calcext:value-type="string">
            <text:p>Perfect</text:p>
          </table:table-cell>
          <table:table-cell table:style-name="ce7" office:value-type="string" calcext:value-type="string">
            <text:p>Reverse</text:p>
          </table:table-cell>
          <table:table-cell table:number-columns-repeated="6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17] Vanderwende_2007_Beyond_SumBasic.pdf</text:p>
          </table:table-cell>
          <table:table-cell table:style-name="ce7" office:value-type="percentage" office:value="1" calcext:value-type="percentage">
            <text:p>100,00%</text:p>
          </table:table-cell>
          <table:table-cell table:number-columns-repeated="2" table:style-name="ce7" office:value-type="string" calcext:value-type="string">
            <text:p>Perfect</text:p>
          </table:table-cell>
          <table:table-cell table:number-columns-repeated="6"/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18] jing-cutepaste.pdf</text:p>
          </table:table-cell>
          <table:table-cell table:number-columns-repeated="9" table:style-name="ce8" office:value-type="string" calcext:value-type="string">
            <text:p>Fail open</text:p>
          </table:table-cell>
          <table:covered-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[19] mikheev_J02-3002.pdf</text:p>
          </table:table-cell>
          <table:table-cell table:style-name="ce7" office:value-type="percentage" office:value="1" calcext:value-type="percentage">
            <text:p>100,00%</text:p>
          </table:table-cell>
          <table:table-cell table:style-name="ce8" office:value-type="string" calcext:value-type="string">
            <text:p>Fail</text:p>
          </table:table-cell>
          <table:table-cell table:style-name="ce7" office:value-type="string" calcext:value-type="string">
            <text:p>Perfect</text:p>
          </table:table-cell>
          <table:table-cell table:number-columns-repeated="6"/>
          <table:covered-table-cell table:style-name="ce13"/>
          <table:table-cell table:number-columns-repeated="1013"/>
        </table:table-row>
        <table:table-row table:style-name="ro1">
          <table:table-cell table:style-name="ce4" table:number-columns-spanned="10" table:number-rows-spanned="1"/>
          <table:covered-table-cell table:style-name="ce9"/>
          <table:covered-table-cell table:number-columns-repeated="9" table:style-name="ce13"/>
          <table:table-cell table:number-columns-repeated="1013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style-name="ce6" office:value-type="string" calcext:value-type="string">
            <text:p>Bon + : Un ou deux mots en trop / ou manquant</text:p>
          </table:table-cell>
          <table:table-cell table:style-name="ce10"/>
          <table:table-cell table:number-columns-repeated="1022"/>
        </table:table-row>
        <table:table-row table:style-name="ro1">
          <table:table-cell table:style-name="ce6" office:value-type="string" calcext:value-type="string">
            <text:p>Fail: horrible</text:p>
          </table:table-cell>
          <table:table-cell table:style-name="ce10"/>
          <table:table-cell/>
          <table:table-cell table:style-name="ce14" office:value-type="string" calcext:value-type="string">
            <text:p>Type fail: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Half: 1/2 results</text:p>
          </table:table-cell>
          <table:table-cell table:number-columns-repeated="2"/>
          <table:table-cell table:style-name="ce15" office:value-type="string" calcext:value-type="string">
            <text:p>pas bonne ligne à cause de celle au dessu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erfect: 100% accurate</text:p>
          </table:table-cell>
          <table:table-cell table:number-columns-repeated="2"/>
          <table:table-cell office:value-type="string" calcext:value-type="string">
            <text:p>Totalement fail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hird: 1/3 results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1">00/00/0000</text:date>, <text:time style:data-style-name="N2" text:time-value="16:36:38.6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9M45S</meta:editing-duration>
    <meta:editing-cycles>105</meta:editing-cycles>
    <meta:generator>LibreOffice/5.1.6.2$Windows_x86 LibreOffice_project/07ac168c60a517dba0f0d7bc7540f5afa45f0909</meta:generator>
    <dc:date>2019-12-31T22:59:43.082000000</dc:date>
    <dc:creator>labrak yanis</dc:creator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